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Symbol" svg:font-family="Symbol"/>
    <style:font-face style:name="Times New Roman" svg:font-family="'Times New Roman'"/>
    <style:font-face style:name="Wingdings" svg:font-family="Wingdings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western">
      <style:paragraph-properties fo:line-height="150%" fo:text-align="justify" style:justify-single-word="false"/>
    </style:style>
    <style:style style:name="P2" style:family="paragraph" style:parent-style-name="western">
      <style:paragraph-properties fo:margin-left="1.752cm" fo:margin-right="0cm" fo:margin-top="0.176cm" fo:margin-bottom="0cm" fo:line-height="150%" fo:text-align="justify" style:justify-single-word="false" fo:text-indent="0cm" style:auto-text-indent="false"/>
    </style:style>
    <style:style style:name="P3" style:family="paragraph" style:parent-style-name="western">
      <style:paragraph-properties fo:margin-top="0.176cm" fo:margin-bottom="0cm"/>
    </style:style>
    <style:style style:name="P4" style:family="paragraph" style:parent-style-name="western">
      <style:paragraph-properties fo:margin-top="0.176cm" fo:margin-bottom="0cm" fo:line-height="150%" fo:text-align="justify" style:justify-single-word="false"/>
      <style:text-properties style:font-name="Arial" style:font-name-complex="Arial1"/>
    </style:style>
    <style:style style:name="P5" style:family="paragraph" style:parent-style-name="western">
      <style:paragraph-properties fo:margin-top="0.176cm" fo:margin-bottom="0cm" fo:line-height="150%" fo:text-align="justify" style:justify-single-word="false"/>
    </style:style>
    <style:style style:name="P6" style:family="paragraph" style:parent-style-name="western" style:list-style-name="L1">
      <style:paragraph-properties fo:margin-top="0.176cm" fo:margin-bottom="0cm"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 style:master-page-name="Standard">
      <style:paragraph-properties fo:line-height="150%" fo:text-align="justify" style:justify-single-word="false" style:page-number="auto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tyle="italic" style:font-style-asian="italic" style:font-name-complex="Arial1" style:font-style-complex="italic"/>
    </style:style>
    <style:style style:name="T4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text:list-style style:name="L1">
      <text:list-level-style-bullet text:level="1" text:style-name="ListLabel_20_1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REFERENCIAL BIBLIOGRAFICO</text:span></text:p>
      <text:p text:style-name="P2"><text:span text:style-name="T2">É apresentado nesse trabalho um estudo de caso, o qual aborda a eficácia do controle de segurança de uma industria farmacêutica, foi desenvolvida, uma pesquisa de campo para avaliar a conformidade dessa empresa com a norma NBR ISO/IEC 17799:2001. São apresentados também estudos sobre segurança de informação, teoria geral de contratos e aspectos de segurança da informação na gestão de contratos. </text:span></text:p>
      <text:p text:style-name="P4"/>
      <text:p text:style-name="P7"><text:span text:style-name="T1">1 – Segurança da Informação</text:span></text:p>
      <text:p text:style-name="P7"><text:span text:style-name="T1">A informação é um ativo que, como qualquer outro ativo importante para os negócios, tem um valor para a organização e conseqüentemente necessita ser adequadamente protegido (NBR ISSO/IEC 17799, 2001).</text:span></text:p>
      <text:p text:style-name="P5"><text:span text:style-name="T2">A Segurança da informação é caracterizada pela NBR ISO/IEC 17799:2001 pela preservação da:</text:span></text:p>
      <text:list xml:id="list1258504417" text:style-name="L1">
        <text:list-item>
          <text:p text:style-name="P6"><text:span text:style-name="T2">confidencialidade: garantia de que a informação é acessível somente por pessoas autorizadas a terem acesso;</text:span></text:p>
        </text:list-item>
        <text:list-item>
          <text:p text:style-name="P6"><text:span text:style-name="T2">integridade: salvaguarda da exatidão e completeza da informação e dos métodos de processamento;</text:span></text:p>
        </text:list-item>
        <text:list-item>
          <text:p text:style-name="P6"><text:span text:style-name="T2">disponibilidade: garantia de que os usuários autorizados obtenham acesso à informação e aos ativos correspondentes sempre que necessário.</text:span></text:p>
        </text:list-item>
      </text:list>
      <text:p text:style-name="P4"/>
      <text:p text:style-name="P5"><text:span text:style-name="T2">2- Teoria Geral de Contratos</text:span></text:p>
      <text:p text:style-name="P5"><text:span text:style-name="T3">É fator critico de sucesso para a anatomia do problema, que se identifique os elementos internos e externos que interferem nos riscos à segurança da informação Sêmola 2003</text:span></text:p>
      <text:p text:style-name="P4"/>
      <text:p text:style-name="P4"/>
      <text:p text:style-name="P1"><text:soft-page-break/><text:span text:style-name="T2">Duas pessoas, ao tratarem de um objeto a ser contratado, discutem todas as cláusulas minudentemente, propõem e contrapõem a respeito de preço, prazo, condições, formas de pagamento etc., até chegarem ao momento culminante, que é a conclusão do contrato. Nesse tipo de contrato, sobreleva-se a autonomia da vontade: quem vende ou compra; aluga ou toma alugado; empresta ou toma emprestado está em igualdade de condições para impor sua vontade nesta ou naquela cláusula, transigindo num ou noutro ponto da relação contratual para atingir o fim desejado. Venosa, 2006.</text:span></text:p>
      <text:p text:style-name="P5"><text:span text:style-name="T2">O contrato, abrange nesse conceito todos os negócios jurídicos resultantes de acordo de vontades, de modo a uniformizar sua feição e excluir qualquer controvérsia, seja qual for o tipo de contrato, desde que se tenha um acordo bilateral ou plurilateral de vontades. M. H. Diniz 2009.</text:span></text:p>
      <text:p text:style-name="P5"><text:span text:style-name="T2">2.1 Gestão de Contratos</text:span></text:p>
      <text:p text:style-name="P1"><text:span text:style-name="T2">A gestão de contratos passa a ter uma abrangência corporativa, não somente departamental Freitas 2009.</text:span></text:p>
      <text:p text:style-name="P1"><text:span text:style-name="T2">A gestão de contratos é a administração oficiosa de interesses alheios feita sem procuração. Clóvis Bevilaquá</text:span></text:p>
      <text:p text:style-name="P8"/>
      <text:p text:style-name="P3"><text:span text:style-name="T4">3 - Referencial teórico e Metodologia</text:span></text:p>
      <text:p text:style-name="P3"><text:span text:style-name="T2">Os requisitos de segurança avaliados neste trabalho foram definidos a partir da norma NBR ISO/IEC 17799:2001 - parte 1, a qual estabelece boas praticas de Segurança da Informação.</text:span></text:p>
      <text:p text:style-name="P8"/>
      <text:p text:style-name="P7"><text:span text:style-name="T1">3.1 – Estudo de Caso</text:span></text:p>
      <text:p text:style-name="P7"><text:span text:style-name="T1">Os estudos de caso representam a estratégia preferida quando se colocam questões do tipo “como” e “por que”, quando o pesquisador tem pouco controle sobre os acontecimentos e quando o foco se encontra em fenômenos contemporâneos inseridos em algum contexto da vida real. Yin 2005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Symbol" svg:font-family="Symbol"/>
    <style:font-face style:name="Times New Roman" svg:font-family="'Times New Roman'"/>
    <style:font-face style:name="Wingdings" svg:font-family="Wingdings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DejaVu San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style:font-name-asian="Calibri1" style:font-name-complex="Times New Roman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/>
    </style:style>
    <style:style style:name="western" style:family="paragraph" style:parent-style-name="Standard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a</meta:initial-creator>
    <dc:creator>Fernanda</dc:creator>
    <meta:editing-cycles>3</meta:editing-cycles>
    <meta:creation-date>2009-11-26T13:55:00</meta:creation-date>
    <dc:date>2009-11-27T11:19:00</dc:date>
    <meta:editing-duration>PT00H00M27S</meta:editing-duration>
    <meta:generator>BrOffice.org/3.1$Unix OpenOffice.org_project/310m19$Build-9420</meta:generator>
    <meta:document-statistic meta:table-count="0" meta:image-count="0" meta:object-count="0" meta:page-count="2" meta:paragraph-count="19" meta:word-count="448" meta:character-count="2879"/>
    <meta:template xlink:type="simple" xlink:actuate="onRequest" xlink:title="Normal.dotm" xlink:href=""/>
  </office:meta>
</office:document-meta>
</file>